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75" style:family="table-row">
      <style:table-row-properties style:row-height="168.12mm" fo:break-before="auto" style:use-optimal-row-height="false"/>
    </style:style>
    <style:style style:name="ro76"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style:font-name="Calibri" fo:font-size="10.5pt" fo:language="none" fo:country="none" style:font-name-asian="Calibri" style:font-name-complex="Calibri"/>
    </style:style>
    <style:style style:name="T68" style:family="text">
      <style:text-properties fo:color="#000000" style:font-name="宋体" fo:font-size="10.5pt" fo:language="none" fo:country="none"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language="none" fo:country="none" fo:font-weight="bold" style:font-name-asian="宋体" style:font-weight-asian="bold" style:font-name-complex="宋体" style:font-weight-complex="bold"/>
    </style:style>
    <style:style style:name="T63"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71"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5"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7"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8"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9"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0"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1"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2"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7"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8"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0" style:family="text">
      <style:text-properties fo:color="#ce181e"/>
    </style:style>
    <style:style style:name="T51" style:family="text">
      <style:text-properties fo:color="#000000"/>
    </style:style>
    <style:style style:name="T52"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53" style:family="text">
      <style:text-properties fo:color="#ed1c24"/>
    </style:style>
    <style:style style:name="T54"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fo:color="#ce181e" fo:font-size="16pt" style:font-size-asian="16pt" style:font-size-complex="16pt"/>
    </style:style>
    <style:style style:name="T56"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5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9" style:family="text">
      <style:text-properties fo:color="#000000" style:font-name="宋体" fo:font-size="10.5pt" fo:language="none" fo:country="none" style:font-name-asian="宋体" style:font-name-complex="宋体"/>
    </style:style>
    <style:style style:name="T60" style:family="text">
      <style:text-properties fo:color="#000000" fo:font-size="10.5pt" fo:language="none" fo:country="none" style:font-name="Calibri" style:font-name-asian="Calibri" style:font-name-complex="Calibri"/>
    </style:style>
    <style:style style:name="T61" style:family="text">
      <style:text-properties fo:color="#000000" fo:font-size="10.5pt" fo:language="none" fo:country="none" style:font-name="宋体" style:font-name-asian="宋体" style:font-name-complex="宋体"/>
    </style:style>
    <style:style style:name="T62" style:family="text">
      <style:text-properties fo:color="#000000" style:font-name="Calibri" fo:font-size="10.5pt" fo:language="none" fo:country="none" style:font-name-asian="Calibri" style:font-name-complex="Calibri"/>
    </style:style>
    <style:style style:name="T64" style:family="text">
      <style:text-properties fo:color="#000000" style:font-name="宋体" fo:font-size="10.5pt" fo:font-weight="bold" fo:language="none" fo:country="none" style:font-name-asian="宋体" style:font-name-complex="宋体" style:font-weight-asian="bold" style:font-weight-complex="bold"/>
    </style:style>
    <style:style style:name="T6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23" office:value-type="string" calcext:value-type="string" table:number-columns-spanned="1" table:number-rows-spanned="2">
            <text:p>读入方式</text:p>
          </table:table-cell>
          <table:table-cell table:style-name="ce52" office:value-type="string" calcext:value-type="string" table:number-columns-spanned="2" table:number-rows-spanned="1">
            <text:p>使用时间（毫秒）</text:p>
          </table:table-cell>
          <table:covered-table-cell table:style-name="ce23"/>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3">
          <table:table-cell table:style-name="ce83"/>
          <table:covered-table-cell table:style-name="ce23"/>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7">
          <table:table-cell table:style-name="ce83"/>
          <table:table-cell table:style-name="ce23"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22">
          <table:table-cell table:style-name="ce83"/>
          <table:table-cell table:style-name="ce23" office:value-type="string" calcext:value-type="string" table:number-columns-spanned="1" table:number-rows-spanned="2">
            <text:p>算法名称</text:p>
          </table:table-cell>
          <table:table-cell table:style-name="ce52"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23">
          <table:table-cell table:style-name="ce83"/>
          <table:covered-table-cell table:style-name="ce23"/>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30"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30"/>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07"/>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4">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text:span text:style-name="T15">信息学奥赛一本通</text:span><text:span text:style-name="T16">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5">因为是“双车道”且“可</text:span><text:span text:style-name="T17">U</text:span><text:span text:style-name="T49">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5">如何把问题从二维转化成一维，如何提高、简化“从</text:span><text:span text:style-name="T17">N</text:span><text:span text:style-name="T49">列中选</text:span><text:span text:style-name="T17">C</text:span><text:span text:style-name="T49">列”的效率</text:span><text:span text:style-name="T17">(</text:span><text:span text:style-name="T49">不用</text:span><text:span text:style-name="T17">dfs)</text:span><text:span text:style-name="T49">，以及设计状态。</text:span></text:p>
          </table:table-cell>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7">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8">信息学奥赛一本通 </text:span><text:span text:style-name="T19">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8">信息学奥赛一本通</text:span><text:span text:style-name="T20"> </text:span><text:span text:style-name="T21">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4">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4">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4">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7">
          <table:table-cell table:style-name="ce83"/>
          <table:table-cell table:style-name="ce168" office:value-type="string" calcext:value-type="string">
            <text:p><text:span text:style-name="T15">信息学奥赛一本通</text:span><text:span text:style-name="T16"> </text:span><text:span text:style-name="T10">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7">
          <table:table-cell table:style-name="ce83"/>
          <table:table-cell table:style-name="ce168" office:value-type="string" calcext:value-type="string">
            <text:p><text:span text:style-name="T15">信息学奥赛一本通</text:span><text:span text:style-name="T16"> </text:span><text:span text:style-name="T10">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7">
          <table:table-cell table:style-name="ce82" office:value-type="string" calcext:value-type="string">
            <text:p>2017,11.20</text:p>
          </table:table-cell>
          <table:table-cell table:style-name="ce148" office:value-type="string" calcext:value-type="string">
            <text:p><text:span text:style-name="T15">信息学奥赛一本通</text:span><text:span text:style-name="T16"> </text:span><text:span text:style-name="T10">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5">信息学奥赛一本通</text:span><text:span text:style-name="T16"> </text:span><text:span text:style-name="T10">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7">
          <table:table-cell/>
          <table:table-cell table:style-name="ce148" office:value-type="string" calcext:value-type="string">
            <text:p><text:span text:style-name="T15">信息学奥赛一本通</text:span><text:span text:style-name="T16"> </text:span><text:span text:style-name="T10">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6</text:p>
          </table:table-cell>
          <table:table-cell table:style-name="ce148" office:value-type="string" calcext:value-type="string">
            <text:p><text:span text:style-name="T15">信息学奥赛一本通</text:span><text:span text:style-name="T16"> </text:span><text:span text:style-name="T10">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2">信息学奥赛一本通</text:span><text:span text:style-name="T13"> </text:span><text:span text:style-name="T14">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7">
          <table:table-cell/>
          <table:table-cell table:style-name="ce148" office:value-type="string" calcext:value-type="string">
            <text:p><text:span text:style-name="T15">信息学奥赛一本通</text:span><text:span text:style-name="T16"> </text:span><text:span text:style-name="T10">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9</text:p>
          </table:table-cell>
          <table:table-cell table:style-name="ce148" office:value-type="string" calcext:value-type="string">
            <text:p><text:span text:style-name="T15">信息学奥赛一本通</text:span><text:span text:style-name="T16"> </text:span><text:span text:style-name="T10">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2">以后做搜索题时，要多想想题目要求输出什么，并结合这些条件适当地加上</text:span></text:p>
            <text:p><text:span text:style-name="T22">最优化剪枝和可行性剪枝。</text:span></text:p>
            <text:p/>
            <text:p><text:span text:style-name="T22">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2">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2">在做这种与数学有密切联系的题目时，如果无法手工推导出规律，可以用暴力程序计算出一些特殊数据的答案来寻找一些难以注意的规律。</text:span></text:p>
            <text:p><text:span text:style-name="T22">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2">    s1=s1-(0-s2%9)*4;//若刚好整除则会出现错误！</text:span></text:p>
            <text:p><text:span text:style-name="T22">    //这里把9打成了0，注意避免打字错误！</text:span></text:p>
            <text:p><text:span text:style-name="T22">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55">题目中如果有任何不清楚的内容，千万不要自己瞎猜，一定要问监考老师。</text:span></text:p>
          </table:table-cell>
          <table:table-cell table:number-columns-repeated="1007"/>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55">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55">这种类似于素数环问题的题目最好先找一找规律。</text:span></text:p>
          </table:table-cell>
          <table:table-cell table:number-columns-repeated="1007"/>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55">堆、优先队列等数据结构通常可以用于求最优解问题的优化中。</text:span></text:p>
          </table:table-cell>
          <table:table-cell table:number-columns-repeated="1007"/>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55">动态规划、记忆化搜索、递推等算法要特别注意边界条件和特殊值。</text:span></text:p>
          </table:table-cell>
          <table:table-cell table:number-columns-repeated="1007"/>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55">传统意义上的莫比乌斯反演是：</text:span></text:p>
            <text:p/>
            <text:p><text:span text:style-name="T56">   g(n)=∑f(d)   ===&gt;    f(n)=∑μ(d)g(n/d)</text:span></text:p>
            <text:p><text:span text:style-name="T55">        d|n                   d|n</text:span></text:p>
            <text:p/>
            <text:p><text:span text:style-name="T55">类似的，若：</text:span></text:p>
            <text:p><text:span text:style-name="T56">   f(n)很难求,h1(f,n)本身并不复杂（但依赖于f(n)），而g(n)和h2(g,n)求起来很简单，我们可以用g(n)和h2(g,n)“反演”出f(n)</text:span></text:p>
            <text:p/>
            <text:p><text:span text:style-name="T55">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55">有些题目想出了算法后，在编程实现之前最好再分析一下（比如换一种数据结构，换一种枚举方式），说不定能得到一些优化的方法。</text:span></text:p>
          </table:table-cell>
          <table:table-cell table:number-columns-repeated="1007"/>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2">const int maxn=1010;</text:span></text:p>
            <text:p><text:span text:style-name="T22">char s1[maxn],s2[maxn],s3[maxn];</text:span></text:p>
            <text:p><text:span text:style-name="T22">int l1,l2,l3;</text:span></text:p>
            <text:p><text:span text:style-name="T22">int main()</text:span></text:p>
            <text:p><text:span text:style-name="T22">{</text:span></text:p>
            <text:p><text:span text:style-name="T22">    scanf("%s",s1);</text:span></text:p>
            <text:p><text:span text:style-name="T22">    l1=strlen(s1);</text:span></text:p>
            <text:p><text:span text:style-name="T22">    for(int i=0,j=l1-1;i&lt;j;i++,j--)//</text:span><text:span text:style-name="T57">若长度为奇数就会出问题！</text:span></text:p>
            <text:p><text:span text:style-name="T22">    {</text:span></text:p>
            <text:p><text:span text:style-name="T22">        s1[i]-='0';</text:span></text:p>
            <text:p><text:span text:style-name="T22">        s1[j]-='0';</text:span></text:p>
            <text:p><text:span text:style-name="T22">        swap(s1[i],s1[j]);</text:span></text:p>
            <text:p><text:span text:style-name="T22">    }</text:span></text:p>
            <text:p><text:span text:style-name="T22">    l2=l1+4;</text:span></text:p>
            <text:p><text:span text:style-name="T22">    for(int i=0;i&lt;l1;i++) s2[i+4]=s1[i];</text:span></text:p>
            <text:p><text:span text:style-name="T22">    l1+=4;</text:span></text:p>
            <text:p><text:span text:style-name="T22">    l3=l1+1;</text:span></text:p>
            <text:p><text:span text:style-name="T22">    int flag=0;</text:span></text:p>
            <text:p><text:span text:style-name="T22">    for(int i=0;i&lt;l1;i++)</text:span></text:p>
            <text:p><text:span text:style-name="T22">    {</text:span></text:p>
            <text:p><text:span text:style-name="T22">        s3[i]=(s1[i]+s2[i]+flag)%2;</text:span></text:p>
            <text:p><text:span text:style-name="T22">        flag=(s1[i]+s2[i]+flag&gt;=2);</text:span></text:p>
            <text:p><text:span text:style-name="T22">    }</text:span></text:p>
            <text:p><text:span text:style-name="T22">    if(flag) s3[l3-1]=1;</text:span></text:p>
            <text:p><text:span text:style-name="T22">    while(l3&gt;=2&amp;&amp;s3[l3-1]==0) l3--;</text:span></text:p>
            <text:p><text:span text:style-name="T22">    for(int i=l3-1;i&gt;=0;i--) printf("%c",'0'+s3[i]);</text:span></text:p>
            <text:p><text:span text:style-name="T22">    printf("\n"); </text:span></text:p>
            <text:p><text:span text:style-name="T22">    return 0;</text:span></text:p>
            <text:p><text:span text:style-name="T22">}</text:span></text:p>
            <text:p/>
            <text:p/>
            <text:p><text:span text:style-name="T56">做题目时不要忘记特殊情况</text:span></text:p>
          </table:table-cell>
          <table:table-cell table:number-columns-repeated="1006"/>
          <table:table-cell table:style-name="Default"/>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7">50% </text:span><text:span text:style-name="T40">的数据</text:span><text:span text:style-name="T41">: </text:span><text:span text:style-name="T48">1 &lt;= n &lt;= 1 000</text:span></text:p>
            <text:p><text:span text:style-name="T47">80% </text:span><text:span text:style-name="T40">的数据</text:span><text:span text:style-name="T41">: </text:span><text:span text:style-name="T48">1 &lt;= n &lt;= 100 000</text:span></text:p>
            <text:p><text:span text:style-name="T47">100% </text:span><text:span text:style-name="T40">的数据</text:span><text:span text:style-name="T41">: </text:span><text:span text:style-name="T48">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55">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0">尤其是只有一个字符的变量名</text:span><text:span text:style-name="T51">。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4mm" svg:x="1.08mm" svg:y="2.5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2">1.</text:span><text:span text:style-name="T52">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0">2.要注意严格区分“决策”和“决策的期望”。</text:span></text:p>
            <text:p><text:span text:style-name="T53">3.概率DP在转移时，不一定只会考虑一层的概率，视实际该考虑几层就考虑几层。</text:span></text:p>
            <text:p><text:span text:style-name="T54">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2">      2.dp[n-1][1]的定义是“前n-1节课换的期望”，并不是“前n-1节课换且成功的期望”，在转移         时还要再乘上“第n-1节课换成功的概率”</text:span></text:p>
            <text:p><text:span text:style-name="T22">Std:dp[n][m][0/1]=前n节课换(1)或不换(0)</text:span><text:span text:style-name="T58">且已申请了m次</text:span><text:span text:style-name="T22">的期望</text:span></text:p>
            <text:p><text:span text:style-name="T22">代码实现：</text:span></text:p>
            <text:p><text:span text:style-name="T22">memset(dp,inf); </text:span></text:p>
            <text:p><text:span text:style-name="T22">dp[1][0][0]=0.0;dp[1][1][1]=0.0;//边界条件</text:span></text:p>
            <text:p><text:span text:style-name="T22">for(int i=2;i&lt;=n;i++)</text:span></text:p>
            <text:p><text:span text:style-name="T22">{</text:span></text:p>
            <text:p><text:span text:style-name="T22">    for(int j=0;j&lt;=m&amp;&amp;j&lt;=i;j++)//显然大于i的换法是不存在的</text:span></text:p>
            <text:p><text:span text:style-name="T22">    {</text:span></text:p>
            <text:p><text:span text:style-name="T22">        dp[i][j][0]=                                           //这个点不换的方程</text:span></text:p>
            <text:p><text:span text:style-name="T22">        min(dp[i-1][j][0]+d[t1[i-1]][t1[i]]                    //上一个点也不换</text:span></text:p>
            <text:p><text:span text:style-name="T22">        ,dp[i-1][j][1]+d[t1[i-1]][t1[i]]*(1.0-c[i-1])+         //上一个点失败</text:span></text:p>
            <text:p><text:span text:style-name="T22">        d[t2[i-1]][t1[i]]*c[i-1]);                             //上一个点成功</text:span></text:p>
            <text:p><text:span text:style-name="T22">        if(j&gt;=1)//防止越界</text:span></text:p>
            <text:p><text:span text:style-name="T22">        {</text:span></text:p>
            <text:p><text:span text:style-name="T22">            dp[i][j][1]=                                       //这个点换的方程</text:span></text:p>
            <text:p><text:span text:style-name="T22">            min(dp[i-1][j-1][0]+d[t1[i-1]][t2[i]]*c[i]+        //上一个点不换，这个点成功</text:span></text:p>
            <text:p><text:span text:style-name="T22">            d[t1[i-1]][t1[i]]*(1.0-c[i]),                      //上一个点不换，这个点失败</text:span></text:p>
            <text:p><text:span text:style-name="T22">            dp[i-1][j-1][1]+d[t2[i-1]][t2[i]]*c[i-1]*c[i]+     //上一个点成功，这个点成功</text:span></text:p>
            <text:p><text:span text:style-name="T22">            d[t2[i-1]][t1[i]]*c[i-1]*(1.0-c[i])+               //上一个点成功，这个点失败</text:span></text:p>
            <text:p><text:span text:style-name="T22">            d[t1[i-1]][t2[i]]*(1.0-c[i-1])*c[i]+               //上一个点失败，这个点成功</text:span></text:p>
            <text:p><text:span text:style-name="T22">            d[t1[i-1]][t1[i]]*(1.0-c[i-1])*(1.0-c[i]));        //上一个点失败，这个点失败</text:span></text:p>
            <text:p><text:span text:style-name="T22">        }</text:span></text:p>
            <text:p><text:span text:style-name="T22">    }</text:span></text:p>
            <text:p><text:span text:style-name="T22">}</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4mm" svg:x="0.79mm" svg:y="2.1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2">2.对于这种题目，能用DP就尽量不要用搜索，否则后期优化和时间复杂度分析将很难进行。</text:span></text:p>
            <text:p><text:span text:style-name="T22">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2"><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3mm" svg:x="1.24mm" svg:y="2.1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5">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0">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6">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7mm" svg:x="0.73mm" svg:y="3.4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5mm" svg:x="1.24mm" svg:y="1.1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7mm" svg:x="0.99mm" svg:y="1.1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0">1.可以把某些只与部分状态有关但特别耗时的转移独立出来DP。</text:span></text:p>
            <text:p><text:span text:style-name="T50">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3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8">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9">【问题描述】</text:span></text:p>
            <text:p><text:span text:style-name="T59">国庆这天五一大道上人头攒动</text:span><text:span text:style-name="T60">,</text:span><text:span text:style-name="T61">这是因为大家都准备从五一广场上那个大屏幕观看新中国</text:span><text:span text:style-name="T60">60 </text:span><text:span text:style-name="T61">周年的国</text:span></text:p>
            <text:p><text:span text:style-name="T59">庆阅兵式！这虽然是一件很喜庆的事情，可却让</text:span><text:span text:style-name="T60">CS </text:span><text:span text:style-name="T61">市的警察局长伤透了脑筋的，因为人潮拥挤是很容易</text:span></text:p>
            <text:p><text:span text:style-name="T59">发生安全事故的。</text:span></text:p>
            <text:p><text:span text:style-name="T59">为了防止意外以及能够及时处理安全问题。他们特意将五一大道上分成了</text:span><text:span text:style-name="T60">N </text:span><text:span text:style-name="T61">等份，每一份设置一个群</text:span></text:p>
            <text:p><text:span text:style-name="T59">众集会点，总共有</text:span><text:span text:style-name="T60">N </text:span><text:span text:style-name="T61">个集会点。在国庆这天每个聚集点都会聚集一定数量的群众，而同时也会有警察来管</text:span></text:p>
            <text:p><text:span text:style-name="T59">理这些集会点。因为</text:span><text:span text:style-name="T60">CS </text:span><text:span text:style-name="T61">其他很多地方都需要巡逻，所以只有有限的</text:span><text:span text:style-name="T60">M </text:span><text:span text:style-name="T61">个警察能够被分配到了五一大道上，</text:span></text:p>
            <text:p><text:span text:style-name="T59">而他们的能力也有限，一个人只能管理连续的</text:span><text:span text:style-name="T60">K </text:span><text:span text:style-name="T61">个集会点。</text:span></text:p>
            <text:p><text:span text:style-name="T59">现在给你每个集会点将要聚集的群众人数，你能告诉警察他们最多能够管理到多少群众吗？</text:span></text:p>
            <text:p><text:span text:style-name="T59">如有</text:span><text:span text:style-name="T60">10 </text:span><text:span text:style-name="T61">个集会点，</text:span><text:span text:style-name="T60">3 </text:span><text:span text:style-name="T61">个警察，每个警察能管理连续</text:span><text:span text:style-name="T60">2 </text:span><text:span text:style-name="T61">个集会点。</text:span></text:p>
            <text:p><text:span text:style-name="T62">10 5 34 4 26 12 75 15 8 20</text:span></text:p>
            <text:p><text:span text:style-name="T59">所以最多能够管理到</text:span><text:span text:style-name="T60">167 </text:span><text:span text:style-name="T61">个群众。【问题描述】</text:span></text:p>
            <text:p><text:span text:style-name="T59">国庆这天五一大道上人头攒动</text:span><text:span text:style-name="T60">,</text:span><text:span text:style-name="T61">这是因为大家都准备从五一广场上那个大屏幕观看新中国</text:span><text:span text:style-name="T60">60 </text:span><text:span text:style-name="T61">周年的国</text:span></text:p>
            <text:p><text:span text:style-name="T59">庆阅兵式！这虽然是一件很喜庆的事情，可却让</text:span><text:span text:style-name="T60">CS </text:span><text:span text:style-name="T61">市的警察局长伤透了脑筋的，因为人潮拥挤是很容易</text:span></text:p>
            <text:p><text:span text:style-name="T59">发生安全事故的。</text:span></text:p>
            <text:p><text:span text:style-name="T59">为了防止意外以及能够及时处理安全问题。他们特意将五一大道上分成了</text:span><text:span text:style-name="T60">N </text:span><text:span text:style-name="T61">等份，每一份设置一个群</text:span></text:p>
            <text:p><text:span text:style-name="T59">众集会点，总共有</text:span><text:span text:style-name="T60">N </text:span><text:span text:style-name="T61">个集会点。在国庆这天每个聚集点都会聚集一定数量的群众，而同时也会有警察来管</text:span></text:p>
            <text:p><text:span text:style-name="T59">理这些集会点。因为</text:span><text:span text:style-name="T60">CS </text:span><text:span text:style-name="T61">其他很多地方都需要巡逻，所以只有有限的</text:span><text:span text:style-name="T60">M </text:span><text:span text:style-name="T61">个警察能够被分配到了五一大道上，</text:span></text:p>
            <text:p><text:span text:style-name="T59">而他们的能力也有限，一个人只能管理连续的</text:span><text:span text:style-name="T60">K </text:span><text:span text:style-name="T61">个集会点。</text:span></text:p>
            <text:p><text:span text:style-name="T59">现在给你每个集会点将要聚集的群众人数，你能告诉警察他们最多能够管理到多少群众吗？</text:span></text:p>
            <text:p><text:span text:style-name="T59">如有</text:span><text:span text:style-name="T60">10 </text:span><text:span text:style-name="T61">个集会点，</text:span><text:span text:style-name="T60">3 </text:span><text:span text:style-name="T61">个警察，每个警察能管理连续</text:span><text:span text:style-name="T60">2 </text:span><text:span text:style-name="T61">个集会点。</text:span></text:p>
            <text:p><text:span text:style-name="T59">10 5 34 4 26 12 75 15 8 20</text:span></text:p>
            <text:p><text:span text:style-name="T59">所以最多能够管理到</text:span><text:span text:style-name="T60">167 </text:span><text:span text:style-name="T61">个群众。</text:span></text:p>
            <text:p><text:span text:style-name="T64">#include&lt;cstdio&gt;</text:span></text:p>
            <text:p><text:span text:style-name="T64">#include&lt;cstring&gt;</text:span></text:p>
            <text:p><text:span text:style-name="T64">#include&lt;iostream&gt;</text:span></text:p>
            <text:p><text:span text:style-name="T64">#include&lt;cmath&gt;</text:span></text:p>
            <text:p><text:span text:style-name="T64">using namespace std;</text:span></text:p>
            <text:p><text:span text:style-name="T64">inline void checkmax(int &amp;a,int b){if(b&gt;a) a=b;}</text:span></text:p>
            <text:p><text:span text:style-name="T64">int n,m,k;</text:span></text:p>
            <text:p><text:span text:style-name="T64">int opt[1003][1003];</text:span></text:p>
            <text:p><text:span text:style-name="T64">int a[1003];</text:span></text:p>
            <text:p><text:span text:style-name="T64">int main()</text:span></text:p>
            <text:p><text:span text:style-name="T64">{</text:span></text:p>
            <text:p><text:span text:style-name="T64">#ifndef local</text:span></text:p>
            <text:p><text:span text:style-name="T64">    freopen("manage.in","r",stdin);</text:span></text:p>
            <text:p><text:span text:style-name="T64">    freopen("manage.out","w",stdout);</text:span></text:p>
            <text:p><text:span text:style-name="T64">#endif</text:span></text:p>
            <text:p><text:span text:style-name="T64">    scanf( "%d%d%d",&amp;n,&amp;m,&amp;k);</text:span></text:p>
            <text:p><text:span text:style-name="T64">    for(int i=1;i&lt;=n;++i)</text:span></text:p>
            <text:p><text:span text:style-name="T64">    {</text:span></text:p>
            <text:p><text:span text:style-name="T64">        scanf("%d",a+i);</text:span></text:p>
            <text:p><text:span text:style-name="T64">        a[i]+=a[i-1];</text:span></text:p>
            <text:p><text:span text:style-name="T64">    }</text:span></text:p>
            <text:p><text:span text:style-name="T64">    memset(opt,-1,sizeof(opt));</text:span></text:p>
            <text:p><text:span text:style-name="T64">    opt[0][0]=0;</text:span></text:p>
            <text:p><text:span text:style-name="T64">    for(int i=0;i&lt;=n;++i)</text:span></text:p>
            <text:p><text:span text:style-name="T64">        for(int j=0;j&lt;=m;++j)</text:span></text:p>
            <text:p><text:span text:style-name="T64">            if(opt[i][j]!=-1)</text:span></text:p>
            <text:p><text:span text:style-name="T64">            {</text:span></text:p>
            <text:p><text:span text:style-name="T64">                checkmax(opt[i+1][j],opt[i][j]);//虽然管理区间会重复，但重复后一定不是最优解！</text:span></text:p>
            <text:p><text:span text:style-name="T64">                checkmax(opt[min(n,i+k)][j+1],</text:span></text:p>
            <text:p><text:span text:style-name="T64">                    opt[i][j]+a[min(n,i+k)]-a[i]);</text:span></text:p>
            <text:p><text:span text:style-name="T64">            }</text:span></text:p>
            <text:p><text:span text:style-name="T64">    printf("%d\n",opt[n][m]);</text:span></text:p>
            <text:p><text:span text:style-name="T64">    return 0;</text:span></text:p>
            <text:p><text:span text:style-name="T6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56">传统意义上的莫比乌斯反演是：</text:span></text:p>
            <text:p/>
            <text:p><text:span text:style-name="T56">   g(n)=∑f(d)   ===&gt;    f(n)=∑μ(d)g(n/d)</text:span></text:p>
            <text:p><text:span text:style-name="T56">        d|n                   d|n</text:span></text:p>
            <text:p/>
            <text:p><text:span text:style-name="T56">类似的，若：</text:span></text:p>
            <text:p><text:span text:style-name="T56">   f(n)很难求,h1(f,n)本身并不复杂（但依赖于f(n)），而g(n)和h2(g,n)求起来很简单，我们可以用g(n)和h2(g,n)“反演”出f(n)</text:span></text:p>
            <text:p/>
            <text:p><text:span text:style-name="T56">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65">求和问题</text:span></text:p>
            <text:p><text:span text:style-name="T65">【试题描述】</text:span></text:p>
            <text:p/>
            <text:p><text:span text:style-name="T65">给定1到n共n个数，你需要找出连续的几个数使得其和为m，显然这样的方案有很多，请将每种方案都输出，输出方法请参考样例。</text:span></text:p>
            <text:p><text:span text:style-name="T65">【输入要求】</text:span></text:p>
            <text:p/>
            <text:p><text:span text:style-name="T65">第一行两个整数n和m。</text:span></text:p>
            <text:p><text:span text:style-name="T65">【输出要求】</text:span></text:p>
            <text:p/>
            <text:p><text:span text:style-name="T65">输出有多行，每行表示一种合法的方案，采用闭区间的方式给出方案（[a,b]表示a到b这几个连续的整数），当有多种方案时按照a由小到大输出。</text:span></text:p>
            <text:p><text:span text:style-name="T65">【输入样例】</text:span></text:p>
            <text:p/>
            <text:p><text:span text:style-name="T65">20 15</text:span></text:p>
            <text:p/>
            <text:p><text:span text:style-name="T65">【输出样例】</text:span></text:p>
            <text:p/>
            <text:p><text:span text:style-name="T65">[1,5]</text:span></text:p>
            <text:p><text:span text:style-name="T65">[4,6]</text:span></text:p>
            <text:p><text:span text:style-name="T65">[7,8]</text:span></text:p>
            <text:p><text:span text:style-name="T65">[15,15]</text:span></text:p>
            <text:p/>
            <text:p><text:span text:style-name="T65">【解题提示】</text:span></text:p>
            <text:p/>
            <text:p><text:span text:style-name="T65">【样例说明】</text:span></text:p>
            <text:p/>
            <text:p><text:span text:style-name="T65">1+2+3+4+5 = 15</text:span></text:p>
            <text:p/>
            <text:p><text:span text:style-name="T65">4+5+6 = 15</text:span></text:p>
            <text:p/>
            <text:p><text:span text:style-name="T65">7+8 = 15</text:span></text:p>
            <text:p/>
            <text:p><text:span text:style-name="T65">15 = 15</text:span></text:p>
            <text:p/>
            <text:p><text:span text:style-name="T65">【数据规模】</text:span></text:p>
            <text:p/>
            <text:p><text:span text:style-name="T65">对于30%的数据，n,m≤100。</text:span></text:p>
            <text:p/>
            <text:p><text:span text:style-name="T65">对于60%的数据，n,m≤1000000。</text:span></text:p>
            <text:p/>
            <text:p><text:span text:style-name="T65">对于100%的数据，n,m≤10^12。</text:span></text:p>
            <text:p/>
            <text:p/>
            <text:p><text:span text:style-name="T22">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2"/>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1">0000/00/00</text:date>, <text:time style:data-style-name="N2" text:time-value="15:40:46.175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1T16:02:54.118000000</dc:date>
    <meta:editing-duration>P64DT11H9M8S</meta:editing-duration>
    <meta:editing-cycles>1325</meta:editing-cycles>
    <meta:generator>LibreOffice/6.0.1.1$Windows_X86_64 LibreOffice_project/60bfb1526849283ce2491346ed2aa51c465abfe6</meta:generator>
    <dc:creator>Zhuang Yumin</dc:creator>
    <meta:document-statistic meta:table-count="3" meta:cell-count="2136" meta:object-count="17"/>
  </office:meta>
</office:document-meta>
</file>